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410f" officeooo:paragraph-rsid="000e410f"/>
    </style:style>
    <style:style style:name="P2" style:family="paragraph" style:parent-style-name="Standard">
      <style:text-properties officeooo:paragraph-rsid="000e410f"/>
    </style:style>
    <style:style style:name="P3" style:family="paragraph" style:parent-style-name="Standard">
      <style:text-properties officeooo:rsid="000fdcfe" officeooo:paragraph-rsid="000fdcfe"/>
    </style:style>
    <style:style style:name="P4" style:family="paragraph" style:parent-style-name="Standard">
      <style:text-properties officeooo:rsid="000e410f" officeooo:paragraph-rsid="000e410f"/>
    </style:style>
    <style:style style:name="P5" style:family="paragraph" style:parent-style-name="Standard">
      <style:text-properties officeooo:rsid="000fdcfe" officeooo:paragraph-rsid="000fdcfe"/>
    </style:style>
    <style:style style:name="T1" style:family="text">
      <style:text-properties officeooo:rsid="000e410f"/>
    </style:style>
    <style:style style:name="T2" style:family="text">
      <style:text-properties officeooo:rsid="000f3b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ce 1 :</text:p>
      <text:p text:style-name="P1"/>
      <text:p text:style-name="P1">Question 1 :</text:p>
      <text:p text:style-name="P1"><text:s/></text:p>
      <text:p text:style-name="P2"><text:span text:style-name="T1">L’accumulateur est </text:span><text:span text:style-name="T2">a</text:span><text:span text:style-name="T1"> 0 a la fin du programme. </text:span><text:span text:style-name="T2">Le programme fait une boucle selon le nombre a l’adresse 7.</text:span></text:p>
      <text:p text:style-name="P2"/>
      <text:p text:style-name="P3">Question 2 : </text:p>
      <text:p text:style-name="P3"/>
      <text:p text:style-name="P3">Il y a 11 instructions pour le programme du TP2 alors que seulement 10 au TP1.</text:p>
      <text:p text:style-name="P3"/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08:39:16.945580394</meta:creation-date>
    <dc:date>2020-10-30T20:31:42.369430327</dc:date>
    <meta:editing-duration>PT1H16M53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7" meta:word-count="45" meta:character-count="222" meta:non-whitespace-character-count="179"/>
  </office:meta>
</office:document-meta>
</file>